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1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836" calcext:value-type="float">
            <text:p>836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1047.6" calcext:value-type="float">
            <text:p>1047.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921.5" calcext:value-type="float">
            <text:p>921.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450.87598689169" calcext:value-type="float">
            <text:p>450.875986891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43038944911387" calcext:value-type="float">
            <text:p>0.430389449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21:36.947000000</dc:date>
    <meta:editing-duration>PT15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